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Open Sans Condensed" svg:font-family="'Open Sans Condensed', 'Open Sans', Calibri, calib, Helvetica, Arial, sans-serif"/>
    <style:font-face style:name="Lucida Sans1" svg:font-family="'Lucida Sans'" style:font-family-generic="swiss"/>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table-properties style:width="15.589cm" table:align="margins" style:writing-mode="lr-tb"/>
    </style:style>
    <style:style style:name="Tabla1.A" style:family="table-column">
      <style:table-column-properties style:column-width="7.795cm" style:rel-column-width="32767*"/>
    </style:style>
    <style:style style:name="Tabla1.B" style:family="table-column">
      <style:table-column-properties style:column-width="7.795cm" style:rel-column-width="32768*"/>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style:font-name="Courier New1"/>
    </style:style>
    <style:style style:name="P3" style:family="paragraph" style:parent-style-name="Standard">
      <style:paragraph-properties fo:text-align="start" style:justify-single-word="false"/>
      <style:text-properties style:font-name="Courier New1" fo:font-size="11pt" style:font-size-asian="11pt" style:font-size-complex="11pt"/>
    </style:style>
    <style:style style:name="P4" style:family="paragraph" style:parent-style-name="Standard">
      <style:paragraph-properties fo:text-align="start" style:justify-single-word="false"/>
      <style:text-properties fo:font-variant="normal" fo:text-transform="none" fo:color="#3578e5" style:font-name="Courier New1" fo:font-size="11.25pt" fo:letter-spacing="normal" fo:font-style="normal" fo:font-weight="bold" loext:padding="0cm" loext:border="none"/>
    </style:style>
    <style:style style:name="P5" style:family="paragraph" style:parent-style-name="Standard">
      <style:paragraph-properties fo:text-align="start" style:justify-single-word="false"/>
      <style:text-properties fo:font-variant="normal" fo:text-transform="none" fo:color="#3578e5" style:font-name="Courier New1" fo:font-size="11pt" fo:letter-spacing="normal" fo:font-style="normal" fo:font-weight="bold" style:font-size-asian="11pt" style:font-size-complex="11pt" loext:padding="0cm" loext:border="none"/>
    </style:style>
    <style:style style:name="P6" style:family="paragraph" style:parent-style-name="Standard">
      <style:paragraph-properties fo:text-align="start" style:justify-single-word="false"/>
      <style:text-properties fo:font-variant="normal" fo:text-transform="none" fo:color="#333333" style:text-line-through-style="none" style:text-line-through-type="none" style:font-name="Open Sans Condensed" fo:font-size="28.5pt" fo:letter-spacing="normal" fo:font-style="normal" style:text-underline-style="none" fo:font-weight="bold" officeooo:rsid="003ca7ea" style:text-blinking="false" style:font-size-asian="11pt" style:font-size-complex="11pt" loext:padding="0cm" loext:border="none"/>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officeooo:paragraph-rsid="00329f62"/>
    </style:style>
    <style:style style:name="P9" style:family="paragraph" style:parent-style-name="Text_20_body">
      <style:paragraph-properties fo:text-align="start" style:justify-single-word="false"/>
      <style:text-properties officeooo:paragraph-rsid="00399eaa"/>
    </style:style>
    <style:style style:name="P10" style:family="paragraph" style:parent-style-name="Text_20_body">
      <style:text-properties officeooo:rsid="003ca7ea" officeooo:paragraph-rsid="003ca7ea"/>
    </style:style>
    <style:style style:name="P11" style:family="paragraph" style:parent-style-name="Text_20_body">
      <style:paragraph-properties fo:margin-left="0cm" fo:margin-right="0cm" style:line-height-at-least="0.635cm" fo:text-align="start" style:justify-single-word="false" fo:orphans="2" fo:widows="2" fo:text-indent="0cm" style:auto-text-indent="false"/>
      <style:text-properties fo:font-variant="normal" fo:text-transform="none" fo:color="#1d2129" style:font-name="Helvetica" fo:font-size="11.25pt" fo:letter-spacing="normal" fo:font-style="normal" fo:font-weight="normal"/>
    </style:style>
    <style:style style:name="P12" style:family="paragraph" style:parent-style-name="Text_20_body">
      <style:paragraph-properties fo:margin-left="0cm" fo:margin-right="0cm" fo:orphans="2" fo:widows="2" fo:text-indent="0cm" style:auto-text-indent="false"/>
      <style:text-properties style:font-name="Courier New1" fo:font-size="11pt" style:font-size-asian="11pt" style:font-size-complex="11pt"/>
    </style:style>
    <style:style style:name="P13" style:family="paragraph" style:parent-style-name="Standard">
      <style:paragraph-properties fo:margin-left="0cm" fo:margin-right="0cm" fo:margin-top="0cm" fo:margin-bottom="0cm" loext:contextual-spacing="false" style:line-height-at-least="0.635cm" fo:orphans="2" fo:widows="2" fo:text-indent="0cm" style:auto-text-indent="false"/>
      <style:text-properties officeooo:rsid="002ce569" officeooo:paragraph-rsid="002ce569"/>
    </style:style>
    <style:style style:name="P14" style:family="paragraph" style:parent-style-name="Text_20_body">
      <style:paragraph-properties fo:margin-left="0cm" fo:margin-right="0cm" fo:margin-top="0cm" fo:margin-bottom="0cm" loext:contextual-spacing="false" style:line-height-at-least="0.635cm" fo:orphans="2" fo:widows="2" fo:text-indent="0cm" style:auto-text-indent="false"/>
    </style:style>
    <style:style style:name="P15" style:family="paragraph" style:parent-style-name="Text_20_body">
      <style:paragraph-properties fo:margin-left="0cm" fo:margin-right="0cm" fo:margin-top="0cm" fo:margin-bottom="0cm" loext:contextual-spacing="false" style:line-height-at-least="0.635cm" fo:orphans="2" fo:widows="2" fo:text-indent="0cm" style:auto-text-indent="false"/>
      <style:text-properties officeooo:rsid="002ce569" officeooo:paragraph-rsid="002ce569"/>
    </style:style>
    <style:style style:name="P16" style:family="paragraph" style:parent-style-name="Text_20_body">
      <style:paragraph-properties fo:margin-left="0cm" fo:margin-right="0cm" fo:margin-top="0cm" fo:margin-bottom="0cm" loext:contextual-spacing="false" style:line-height-at-least="0.635cm" fo:text-align="start" style:justify-single-word="false" fo:orphans="2" fo:widows="2" fo:text-indent="0cm" style:auto-text-indent="false"/>
      <style:text-properties officeooo:rsid="002ce569" officeooo:paragraph-rsid="00329f62"/>
    </style:style>
    <style:style style:name="P17" style:family="paragraph" style:parent-style-name="Text_20_body">
      <style:paragraph-properties fo:margin-left="0cm" fo:margin-right="0cm" fo:margin-top="0cm" fo:margin-bottom="0cm" loext:contextual-spacing="false" style:line-height-at-least="0.635cm" fo:orphans="2" fo:widows="2" fo:text-indent="0cm" style:auto-text-indent="false"/>
      <style:text-properties fo:font-variant="normal" fo:text-transform="none" fo:color="#1d2129" style:font-name="Courier New1" fo:font-size="11pt" fo:letter-spacing="normal" fo:font-style="normal" fo:font-weight="normal" style:font-size-asian="11pt" style:font-size-complex="11pt"/>
    </style:style>
    <style:style style:name="P18" style:family="paragraph" style:parent-style-name="Text_20_body">
      <style:paragraph-properties fo:margin-left="0cm" fo:margin-right="0cm" fo:margin-top="0cm" fo:margin-bottom="0cm" loext:contextual-spacing="false" style:line-height-at-least="0.635cm" fo:orphans="2" fo:widows="2" fo:text-indent="0cm" style:auto-text-indent="false"/>
      <style:text-properties fo:font-variant="normal" fo:text-transform="none" fo:color="#1d2129" style:font-name="Courier New1" fo:font-size="11pt" fo:letter-spacing="normal" fo:font-style="normal" fo:font-weight="normal" officeooo:rsid="002ce569" officeooo:paragraph-rsid="002ce569" style:font-size-asian="11pt" style:font-size-complex="11pt"/>
    </style:style>
    <style:style style:name="P19" style:family="paragraph" style:parent-style-name="Text_20_body">
      <style:paragraph-properties fo:margin-left="0.318cm" fo:margin-right="0cm" fo:margin-top="0cm" fo:margin-bottom="0cm" loext:contextual-spacing="false" style:line-height-at-least="0.635cm" fo:orphans="2" fo:widows="2" fo:text-indent="0cm" style:auto-text-indent="false"/>
      <style:text-properties fo:font-variant="normal" fo:text-transform="none" fo:color="#1d2129" style:font-name="Courier New1" fo:font-size="11.25pt" fo:letter-spacing="normal" fo:font-style="normal" fo:font-weight="normal" loext:padding-left="0.318cm" loext:padding-right="0cm" loext:padding-top="0cm" loext:padding-bottom="0cm" loext:border-left="1.5pt solid #8d949e" loext:border-right="none" loext:border-top="none" loext:border-bottom="none"/>
    </style:style>
    <style:style style:name="P20" style:family="paragraph" style:parent-style-name="Text_20_body">
      <style:paragraph-properties fo:margin-left="0.318cm" fo:margin-right="0cm" fo:margin-top="0cm" fo:margin-bottom="0cm" loext:contextual-spacing="false" style:line-height-at-least="0.635cm" fo:orphans="2" fo:widows="2" fo:text-indent="0cm" style:auto-text-indent="false"/>
      <style:text-properties fo:font-variant="normal" fo:text-transform="none" fo:color="#1d2129" style:font-name="Courier New1" fo:font-size="11pt" fo:letter-spacing="normal" fo:font-style="normal" fo:font-weight="normal" style:font-size-asian="11pt" style:font-size-complex="11pt" loext:padding-left="0.318cm" loext:padding-right="0cm" loext:padding-top="0cm" loext:padding-bottom="0cm" loext:border-left="1.5pt solid #8d949e" loext:border-right="none" loext:border-top="none" loext:border-bottom="none"/>
    </style:style>
    <style:style style:name="P21" style:family="paragraph" style:parent-style-name="Text_20_body">
      <style:paragraph-properties fo:margin-left="0.318cm" fo:margin-right="0cm" fo:margin-top="0cm" fo:margin-bottom="0cm" loext:contextual-spacing="false" style:line-height-at-least="0.635cm" fo:orphans="2" fo:widows="2" fo:text-indent="0cm" style:auto-text-indent="false"/>
    </style:style>
    <style:style style:name="P22" style:family="paragraph" style:parent-style-name="Standard">
      <style:paragraph-properties fo:margin-left="0.318cm" fo:margin-right="0cm" style:line-height-at-least="0.635cm" fo:orphans="2" fo:widows="2" fo:text-indent="0cm" style:auto-text-indent="false" fo:padding="0cm" fo:border="none"/>
      <style:text-properties fo:font-variant="normal" fo:text-transform="none" fo:color="#3578e5" style:font-name="Courier New1" fo:font-size="11.25pt" fo:letter-spacing="normal" fo:font-style="normal" fo:font-weight="bold" style:font-size-asian="11pt" style:font-size-complex="11pt" loext:padding="0cm" loext:border="none"/>
    </style:style>
    <style:style style:name="P23" style:family="paragraph" style:parent-style-name="Text_20_body">
      <style:paragraph-properties fo:margin-left="0.318cm" fo:margin-right="0cm" style:line-height-at-least="0.635cm" fo:orphans="2" fo:widows="2" fo:text-indent="0cm" style:auto-text-indent="false" fo:padding="0cm" fo:border="none"/>
      <style:text-properties fo:font-variant="normal" fo:text-transform="none" fo:color="#333333" style:font-name="Courier New1" fo:font-size="11pt" fo:letter-spacing="normal" fo:font-style="normal" fo:font-weight="normal" style:font-size-asian="11pt" style:font-size-complex="11pt" loext:padding-left="0.318cm" loext:padding-right="0cm" loext:padding-top="0cm" loext:padding-bottom="0cm" loext:border-left="1.5pt solid #8d949e" loext:border-right="none" loext:border-top="none" loext:border-bottom="none"/>
    </style:style>
    <style:style style:name="P24" style:family="paragraph" style:parent-style-name="Standard">
      <style:paragraph-properties fo:text-align="start" style:justify-single-word="false" fo:break-before="page"/>
    </style:style>
    <style:style style:name="P25" style:family="paragraph" style:parent-style-name="Standard">
      <style:paragraph-properties fo:text-align="start" style:justify-single-word="false" fo:break-before="page"/>
      <style:text-properties style:font-name="Courier New1" fo:font-size="11pt" style:font-size-asian="11pt" style:font-size-complex="11pt"/>
    </style:style>
    <style:style style:name="P26" style:family="paragraph" style:parent-style-name="Table_20_Contents">
      <style:paragraph-properties fo:text-align="start" style:justify-single-word="false"/>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e734" officeooo:paragraph-rsid="0038e734"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99eaa" officeooo:paragraph-rsid="00399eaa"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officeooo:rsid="003ca7ea" officeooo:paragraph-rsid="003ca7ea"/>
    </style:style>
    <style:style style:name="P30" style:family="paragraph" style:parent-style-name="Text_20_body" style:list-style-name="L1">
      <style:paragraph-properties fo:margin-left="0cm" fo:margin-right="0cm" fo:margin-top="0cm" fo:margin-bottom="0.265cm" loext:contextual-spacing="false" style:line-height-at-least="0.661cm" fo:text-align="start" style:justify-single-word="false" fo:orphans="2" fo:widows="2" fo:text-indent="0cm" style:auto-text-indent="false" fo:padding="0cm" fo:border="none"/>
      <style:text-properties fo:font-variant="normal" fo:text-transform="none" fo:color="#333333" style:font-name="Helvetica" fo:font-size="11.25pt" fo:letter-spacing="normal" fo:font-style="normal" style:text-underline-style="solid" style:text-underline-type="double" style:text-underline-width="auto" style:text-underline-color="font-color" fo:font-weight="normal"/>
    </style:style>
    <style:style style:name="P31" style:family="paragraph" style:parent-style-name="Text_20_body" style:list-style-name="L2">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1d2129" style:font-name="Courier New1" fo:font-size="11.25pt" fo:letter-spacing="normal" fo:font-style="normal" fo:font-weight="normal"/>
    </style:style>
    <style:style style:name="P32" style:family="paragraph" style:parent-style-name="Text_20_body" style:list-style-name="L1">
      <style:paragraph-properties fo:margin-top="0cm" fo:margin-bottom="0.265cm" loext:contextual-spacing="false" style:line-height-at-least="0.661cm" fo:text-align="start" style:justify-single-word="false" fo:orphans="2" fo:widows="2" fo:padding="0cm" fo:border="none"/>
      <style:text-properties fo:font-variant="normal" fo:text-transform="none" fo:color="#333333" style:font-name="Helvetica" fo:font-size="11.25pt" fo:letter-spacing="normal" fo:font-style="normal" style:text-underline-style="solid" style:text-underline-type="double" style:text-underline-width="auto" style:text-underline-color="font-color" fo:font-weight="normal"/>
    </style:style>
    <style:style style:name="P33" style:family="paragraph" style:parent-style-name="Text_20_body" style:list-style-name="L3">
      <style:paragraph-properties fo:margin-left="0.318cm" fo:margin-right="0cm" fo:margin-top="0cm" fo:margin-bottom="0cm" loext:contextual-spacing="false" style:line-height-at-least="0.635cm" fo:orphans="2" fo:widows="2" fo:text-indent="0cm" style:auto-text-indent="false" fo:padding="0cm" fo:border="none"/>
      <style:text-properties fo:font-variant="normal" fo:text-transform="none" fo:color="#333333" style:font-name="Courier New1" fo:font-size="11.25pt" fo:letter-spacing="normal" fo:font-style="normal" fo:font-weight="normal" loext:padding-left="0.318cm" loext:padding-right="0cm" loext:padding-top="0cm" loext:padding-bottom="0cm" loext:border-left="1.5pt solid #8d949e" loext:border-right="none" loext:border-top="none" loext:border-bottom="none"/>
    </style:style>
    <style:style style:name="P34" style:family="paragraph" style:parent-style-name="Text_20_body" style:list-style-name="L4">
      <style:paragraph-properties fo:margin-left="0.318cm" fo:margin-right="0cm" fo:margin-top="0cm" fo:margin-bottom="0cm" loext:contextual-spacing="false" style:line-height-at-least="0.635cm" fo:orphans="2" fo:widows="2" fo:text-indent="0cm" style:auto-text-indent="false" fo:padding="0cm" fo:border="none"/>
      <style:text-properties fo:font-variant="normal" fo:text-transform="none" fo:color="#333333" style:font-name="Courier New1" fo:font-size="11pt" fo:letter-spacing="normal" fo:font-style="normal" fo:font-weight="normal" style:font-size-asian="11pt" style:font-size-complex="11pt" loext:padding-left="0.318cm" loext:padding-right="0cm" loext:padding-top="0cm" loext:padding-bottom="0cm" loext:border-left="1.5pt solid #8d949e" loext:border-right="none" loext:border-top="none" loext:border-bottom="none"/>
    </style:style>
    <style:style style:name="P35" style:family="paragraph" style:parent-style-name="Text_20_body" style:list-style-name="L5">
      <style:paragraph-properties fo:margin-left="0.318cm" fo:margin-right="0cm" fo:margin-top="0cm" fo:margin-bottom="0cm" loext:contextual-spacing="false" style:line-height-at-least="0.635cm" fo:orphans="2" fo:widows="2" fo:text-indent="0cm" style:auto-text-indent="false" fo:padding="0cm" fo:border="none"/>
      <style:text-properties fo:font-variant="normal" fo:text-transform="none" fo:color="#333333" style:font-name="Courier New1" fo:font-size="11pt" fo:letter-spacing="normal" fo:font-style="normal" fo:font-weight="normal" style:font-size-asian="11pt" style:font-size-complex="11pt" loext:padding-left="0.318cm" loext:padding-right="0cm" loext:padding-top="0cm" loext:padding-bottom="0cm" loext:border-left="1.5pt solid #8d949e" loext:border-right="none" loext:border-top="none" loext:border-bottom="none"/>
    </style:style>
    <style:style style:name="P36" style:family="paragraph" style:parent-style-name="Text_20_body" style:list-style-name="L3">
      <style:paragraph-properties fo:margin-left="0.318cm" fo:margin-right="0cm" style:line-height-at-least="0.635cm" fo:orphans="2" fo:widows="2" fo:text-indent="0cm" style:auto-text-indent="false" fo:padding="0cm" fo:border="none"/>
      <style:text-properties fo:font-variant="normal" fo:text-transform="none" fo:color="#333333" style:font-name="Courier New1" fo:font-size="11.25pt" fo:letter-spacing="normal" fo:font-style="normal" fo:font-weight="normal" loext:padding-left="0.318cm" loext:padding-right="0cm" loext:padding-top="0cm" loext:padding-bottom="0cm" loext:border-left="1.5pt solid #8d949e" loext:border-right="none" loext:border-top="none" loext:border-bottom="none"/>
    </style:style>
    <style:style style:name="P37" style:family="paragraph" style:parent-style-name="Text_20_body" style:list-style-name="L4">
      <style:paragraph-properties fo:margin-left="0.318cm" fo:margin-right="0cm" style:line-height-at-least="0.635cm" fo:orphans="2" fo:widows="2" fo:text-indent="0cm" style:auto-text-indent="false" fo:padding="0cm" fo:border="none"/>
      <style:text-properties fo:font-variant="normal" fo:text-transform="none" fo:color="#333333" style:font-name="Courier New1" fo:font-size="11pt" fo:letter-spacing="normal" fo:font-style="normal" fo:font-weight="normal" style:font-size-asian="11pt" style:font-size-complex="11pt" loext:padding-left="0.318cm" loext:padding-right="0cm" loext:padding-top="0cm" loext:padding-bottom="0cm" loext:border-left="1.5pt solid #8d949e" loext:border-right="none" loext:border-top="none" loext:border-bottom="none"/>
    </style:style>
    <style:style style:name="P38" style:family="paragraph" style:parent-style-name="Text_20_body" style:list-style-name="L5">
      <style:paragraph-properties fo:margin-left="0.318cm" fo:margin-right="0cm" style:line-height-at-least="0.635cm" fo:orphans="2" fo:widows="2" fo:text-indent="0cm" style:auto-text-indent="false" fo:padding="0cm" fo:border="none"/>
      <style:text-properties fo:font-variant="normal" fo:text-transform="none" fo:color="#333333" style:font-name="Courier New1" fo:font-size="11pt" fo:letter-spacing="normal" fo:font-style="normal" fo:font-weight="normal" style:font-size-asian="11pt" style:font-size-complex="11pt" loext:padding-left="0.318cm" loext:padding-right="0cm" loext:padding-top="0cm" loext:padding-bottom="0cm" loext:border-left="1.5pt solid #8d949e" loext:border-right="none" loext:border-top="none" loext:border-bottom="none"/>
    </style:style>
    <style:style style:name="P39" style:family="paragraph" style:parent-style-name="Text_20_body" style:list-style-name="L6">
      <style:paragraph-properties fo:orphans="2" fo:widows="2" fo:padding="0cm" fo:border="none"/>
    </style:style>
    <style:style style:name="P40" style:family="paragraph" style:parent-style-name="Heading_20_1">
      <style:text-properties officeooo:rsid="00244542" officeooo:paragraph-rsid="00244542"/>
    </style:style>
    <style:style style:name="P41" style:family="paragraph" style:parent-style-name="Heading_20_1" style:list-style-name="WWNum1">
      <style:text-properties officeooo:rsid="00244542" officeooo:paragraph-rsid="00244542"/>
    </style:style>
    <style:style style:name="P42" style:family="paragraph" style:parent-style-name="Heading_20_1">
      <style:paragraph-properties fo:text-align="start" style:justify-single-word="false"/>
      <style:text-properties fo:font-variant="normal" fo:text-transform="none" fo:color="#1d2129" style:font-name="Courier New1" fo:font-size="11.25pt" fo:letter-spacing="normal" fo:font-style="normal" fo:font-weight="bold"/>
    </style:style>
    <style:style style:name="P43" style:family="paragraph" style:parent-style-name="Heading_20_1" style:list-style-name="WWNum1" style:master-page-name="First_20_Page">
      <style:paragraph-properties style:page-number="auto"/>
      <style:text-properties officeooo:rsid="00244542" officeooo:paragraph-rsid="00244542"/>
    </style:style>
    <style:style style:name="P44" style:family="paragraph" style:parent-style-name="Heading_20_1">
      <style:paragraph-properties fo:margin-left="0cm" fo:margin-right="0cm" fo:margin-top="0cm" fo:margin-bottom="0cm" loext:contextual-spacing="false" style:line-height-at-least="0.635cm" fo:text-align="start" style:justify-single-word="false" fo:orphans="2" fo:widows="2" fo:text-indent="0cm" style:auto-text-indent="false" fo:padding="0cm" fo:border="none"/>
      <style:text-properties fo:font-variant="normal" fo:text-transform="none" fo:color="#1d2129" style:font-name="Helvetica" fo:font-size="11.25pt" fo:letter-spacing="normal" fo:font-style="normal" style:text-underline-style="solid" style:text-underline-type="double" style:text-underline-width="auto" style:text-underline-color="font-color" fo:font-weight="bold"/>
    </style:style>
    <style:style style:name="P45" style:family="paragraph" style:parent-style-name="Heading_20_3">
      <style:paragraph-properties fo:margin-left="0cm" fo:margin-right="0cm" fo:margin-top="0cm" fo:margin-bottom="0cm" loext:contextual-spacing="false" style:line-height-at-least="0.635cm" fo:orphans="2" fo:widows="2" fo:text-indent="0cm" style:auto-text-indent="false"/>
      <style:text-properties fo:font-variant="normal" fo:text-transform="none" fo:color="#1d2129" style:font-name="Courier New1" fo:font-size="11pt" fo:letter-spacing="normal" fo:font-style="normal" fo:font-weight="normal" officeooo:rsid="002ce569" officeooo:paragraph-rsid="002ce569" style:font-size-asian="11pt" style:font-size-complex="11pt"/>
    </style:style>
    <style:style style:name="P46" style:family="paragraph" style:parent-style-name="Heading_20_3">
      <style:paragraph-properties fo:margin-left="0cm" fo:margin-right="0cm" fo:margin-top="0cm" fo:margin-bottom="0cm" loext:contextual-spacing="false" style:line-height-at-least="0.741cm" fo:orphans="2" fo:widows="2" fo:text-indent="0cm" style:auto-text-indent="false" fo:padding="0cm" fo:border="none"/>
      <style:text-properties fo:font-variant="normal" fo:text-transform="none" fo:color="#444444" style:font-name="Courier New1" fo:font-size="11pt" fo:letter-spacing="normal" fo:font-style="normal" fo:font-weight="normal" style:font-size-asian="11pt" style:font-size-complex="11pt"/>
    </style:style>
    <style:style style:name="P47" style:family="paragraph" style:parent-style-name="Heading_20_2">
      <style:paragraph-properties fo:text-align="start" style:justify-single-word="false"/>
      <style:text-properties officeooo:paragraph-rsid="00329f62"/>
    </style:style>
    <style:style style:name="T1" style:family="text">
      <style:text-properties style:font-name="Wingdings"/>
    </style:style>
    <style:style style:name="T2" style:family="text">
      <style:text-properties fo:language="es" fo:country="ES"/>
    </style:style>
    <style:style style:name="T3" style:family="text">
      <style:text-properties officeooo:rsid="00244542"/>
    </style:style>
    <style:style style:name="T4" style:family="text">
      <style:text-properties fo:font-variant="normal" fo:text-transform="none" fo:color="#1d2129" style:font-name="Helvetica" fo:font-size="11.25pt" fo:letter-spacing="normal" fo:font-style="normal" fo:font-weight="normal"/>
    </style:style>
    <style:style style:name="T5" style:family="text">
      <style:text-properties fo:font-variant="normal" fo:text-transform="none" fo:color="#1d2129" fo:font-size="11.25pt" fo:letter-spacing="normal" fo:font-style="normal" fo:font-weight="normal"/>
    </style:style>
    <style:style style:name="T6" style:family="text">
      <style:text-properties fo:font-variant="normal" fo:text-transform="none" fo:color="#1d2129" style:font-name="Courier New1" fo:font-size="11.25pt" fo:letter-spacing="normal" fo:font-style="normal" fo:font-weight="normal" loext:padding-left="0.318cm" loext:padding-right="0cm" loext:padding-top="0cm" loext:padding-bottom="0cm" loext:border-left="1.5pt solid #8d949e" loext:border-right="none" loext:border-top="none" loext:border-bottom="none"/>
    </style:style>
    <style:style style:name="T7" style:family="text">
      <style:text-properties fo:font-variant="normal" fo:text-transform="none" fo:color="#1d2129" style:font-name="Courier New1" fo:font-size="11.25pt" fo:letter-spacing="normal" fo:font-style="normal" fo:font-weight="normal" style:font-size-asian="11pt" style:font-size-complex="11pt"/>
    </style:style>
    <style:style style:name="T8" style:family="text">
      <style:text-properties fo:font-variant="normal" fo:text-transform="none" fo:color="#1d2129" style:font-name="Courier New1" fo:font-size="11.25pt" fo:letter-spacing="normal" fo:font-style="normal" fo:font-weight="bold" style:font-size-asian="11pt" style:font-size-complex="11pt"/>
    </style:style>
    <style:style style:name="T9" style:family="text">
      <style:text-properties fo:font-variant="normal" fo:text-transform="none" fo:color="#1d2129" style:font-name="Courier New1" fo:font-size="11pt" fo:letter-spacing="normal" fo:font-style="normal" fo:font-weight="normal" style:font-size-asian="11pt" style:font-size-complex="11pt"/>
    </style:style>
    <style:style style:name="T10" style:family="text">
      <style:text-properties fo:font-variant="normal" fo:text-transform="none" fo:color="#1d2129" style:font-name="Courier New1" fo:font-size="11pt" fo:letter-spacing="normal" fo:font-style="normal" fo:font-weight="normal" officeooo:rsid="00329f62" style:font-size-asian="11pt" style:font-size-complex="11pt"/>
    </style:style>
    <style:style style:name="T11" style:family="text">
      <style:text-properties fo:font-variant="normal" fo:text-transform="none" fo:color="#1d2129" fo:letter-spacing="normal" fo:font-style="normal" fo:font-weight="normal"/>
    </style:style>
    <style:style style:name="T12" style:family="text">
      <style:text-properties fo:font-variant="normal" fo:text-transform="none" fo:color="#3578e5" style:text-line-through-style="none" style:text-line-through-type="none" style:font-name="Helvetica" fo:font-size="11.25pt" fo:letter-spacing="normal" fo:font-style="normal" style:text-underline-style="none" fo:font-weight="normal" style:text-blinking="false"/>
    </style:style>
    <style:style style:name="T13" style:family="text">
      <style:text-properties fo:font-variant="normal" fo:text-transform="none" fo:color="#3578e5" style:text-line-through-style="none" style:text-line-through-type="none" style:font-name="Courier New1" fo:font-size="11.25pt" fo:letter-spacing="normal" fo:font-style="normal" style:text-underline-style="none" fo:font-weight="normal" style:text-blinking="false"/>
    </style:style>
    <style:style style:name="T14" style:family="text">
      <style:text-properties fo:font-variant="normal" fo:text-transform="none" fo:color="#3578e5" style:text-line-through-style="none" style:text-line-through-type="none" style:font-name="Courier New1" fo:font-size="11.25pt" fo:letter-spacing="normal" fo:font-style="normal" style:text-underline-style="none" fo:font-weight="normal" style:text-blinking="false" loext:padding-left="0.318cm" loext:padding-right="0cm" loext:padding-top="0cm" loext:padding-bottom="0cm" loext:border-left="1.5pt solid #8d949e" loext:border-right="none" loext:border-top="none" loext:border-bottom="none"/>
    </style:style>
    <style:style style:name="T15" style:family="text">
      <style:text-properties fo:font-variant="normal" fo:text-transform="none" fo:color="#3578e5" style:text-line-through-style="none" style:text-line-through-type="none" style:font-name="Courier New1" fo:font-size="11.25pt" fo:letter-spacing="normal" fo:font-style="normal" style:text-underline-style="none" fo:font-weight="normal" style:text-blinking="false" style:font-size-asian="11pt" style:font-size-complex="11pt"/>
    </style:style>
    <style:style style:name="T16" style:family="text">
      <style:text-properties fo:font-variant="normal" fo:text-transform="none" fo:color="#3578e5" style:text-line-through-style="none" style:text-line-through-type="none" style:font-name="Courier New1" fo:font-size="11pt" fo:letter-spacing="normal" fo:font-style="normal" style:text-underline-style="none" fo:font-weight="normal" style:text-blinking="false" style:font-size-asian="11pt" style:font-size-complex="11pt"/>
    </style:style>
    <style:style style:name="T17" style:family="text">
      <style:text-properties fo:font-variant="normal" fo:text-transform="none" fo:color="#3578e5" style:font-name="Courier New1" fo:font-size="11pt" fo:letter-spacing="normal" fo:font-style="normal" style:text-underline-style="solid" style:text-underline-width="auto" style:text-underline-color="font-color" fo:font-weight="normal" style:font-size-asian="11pt" style:font-size-complex="11pt"/>
    </style:style>
    <style:style style:name="T18" style:family="text">
      <style:text-properties fo:font-variant="normal" fo:text-transform="none" fo:color="#3578e5" style:font-name="Courier New1" fo:font-size="11pt" fo:letter-spacing="normal" fo:font-style="normal" style:text-underline-style="solid" style:text-underline-width="auto" style:text-underline-color="font-color" fo:font-weight="normal" officeooo:rsid="002ce569" style:font-size-asian="11pt" style:font-size-complex="11pt"/>
    </style:style>
    <style:style style:name="T19" style:family="text">
      <style:text-properties fo:font-variant="normal" fo:text-transform="none" fo:color="#333333" fo:letter-spacing="normal" fo:font-style="normal" fo:font-weight="bold"/>
    </style:style>
    <style:style style:name="T20" style:family="text">
      <style:text-properties fo:font-variant="normal" fo:text-transform="none" fo:color="#333333" fo:letter-spacing="normal" fo:font-style="normal" fo:font-weight="normal"/>
    </style:style>
    <style:style style:name="T21" style:family="text">
      <style:text-properties fo:font-variant="normal" fo:text-transform="none" fo:color="#333333" style:font-name="Courier New1" fo:font-size="11.25pt" fo:letter-spacing="normal" fo:font-style="normal" fo:font-weight="normal"/>
    </style:style>
    <style:style style:name="T22" style:family="text">
      <style:text-properties fo:font-variant="normal" fo:text-transform="none" fo:color="#333333" style:font-name="Courier New1" fo:font-size="11.25pt" fo:letter-spacing="normal" fo:font-style="normal" fo:font-weight="normal" style:font-size-asian="11pt" style:font-size-complex="11pt"/>
    </style:style>
    <style:style style:name="T23" style:family="text">
      <style:text-properties officeooo:rsid="002486cb"/>
    </style:style>
    <style:style style:name="T24" style:family="text">
      <style:text-properties fo:font-weight="bold"/>
    </style:style>
    <style:style style:name="T25" style:family="text">
      <style:text-properties style:font-name="Courier New1" fo:font-size="11pt" style:font-size-asian="11pt" style:font-size-complex="11pt"/>
    </style:style>
    <style:style style:name="T26" style:family="text">
      <style:text-properties style:font-name="Courier New1" fo:font-size="11pt" officeooo:rsid="0029b24c" style:font-size-asian="11pt" style:font-size-complex="11pt"/>
    </style:style>
    <style:style style:name="T27" style:family="text">
      <style:text-properties style:font-name="Courier New1" fo:font-size="11pt" officeooo:rsid="00329f62" style:font-size-asian="11pt" style:font-size-complex="11pt"/>
    </style:style>
    <style:style style:name="T28" style:family="text">
      <style:text-properties officeooo:rsid="002e7d19"/>
    </style:style>
    <style:style style:name="T29" style:family="text">
      <style:text-properties officeooo:rsid="00399eaa"/>
    </style:style>
    <style:style style:name="T30" style:family="text">
      <style:text-properties officeooo:rsid="0041e584"/>
    </style:style>
    <text:list-style style:name="L1">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73746258" text:style-name="WWNum1">
        <text:list-header>
          <text:h text:style-name="P43" text:outline-level="1"/>
        </text:list-header>
        <text:list-item>
          <text:h text:style-name="P41" text:outline-level="1"><text:span text:style-name="T30">F</text:span>aceBook</text:h>
        </text:list-item>
      </text:list>
      <text:list xml:id="list1173429358" text:style-name="Outline">
        <text:list-item>
          <text:h text:style-name="P40" text:outline-level="1">Guía para principiantes</text:h>
        </text:list-item>
      </text:list>
      <text:p text:style-name="Standard"/>
      <text:p text:style-name="Standard">Objetivo:</text:p>
      <text:p text:style-name="Standard"/>
      <text:p text:style-name="Standard">F.Creación: <text:span text:style-name="T3">9-11-</text:span>2018</text:p>
      <text:p text:style-name="Standard"/>
      <text:p text:style-name="P1">Link de Interes:<text:tab/><text:tab/><text:a xlink:type="simple" xlink:href="https://www.facebook.com/business/help/1767727736592827" text:style-name="Internet_20_link" text:visited-style-name="Visited_20_Internet_20_Link"><text:span text:style-name="T23">Face Guia</text:span></text:a><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aximo Meza </text:p>
      <text:p text:style-name="P1">max82574971@gmail.com</text:p>
      <text:p text:style-name="P1"><text:soft-page-break/></text:p>
      <text:p text:style-name="P24"/>
      <text:p text:style-name="P7"><text:span text:style-name="T4">Los anunciantes crean campañas con objetivos concretos, que nosotros denominamos</text:span><text:bookmark text:name="u_0_51"/><text:span text:style-name="T4"> </text:span><text:a xlink:type="simple" xlink:href="https://www.facebook.com/business/help/517257078367892?helpref=faq_content" text:style-name="Internet_20_link" text:visited-style-name="Visited_20_Internet_20_Link"><text:span text:style-name="T12">objetivos publicitarios</text:span></text:a><text:span text:style-name="T4">. Dentro de esas campañas, crean anuncios que les ayudan a alcanzar dichos objetivos.</text:span></text:p>
      <text:p text:style-name="P11">Por ejemplo, una empresa puede crear una campaña porque quiere aumentar el tráfico a su sitio web. Al crear anuncios dentro de esa campaña, tendrá que elegir las imágenes, el texto y el público que cree que le ayudarán a aumentar el número de visitantes.</text:p>
      <text:list xml:id="list153215973844725" text:continue-numbering="true" text:style-name="Outline">
        <text:list-item>
          <text:h text:style-name="P44" text:outline-level="1">Lo que necesitas para empezar a crear anuncios de Facebook</text:h>
        </text:list-item>
      </text:list>
      <text:list xml:id="list3822405304" text:style-name="L1">
        <text:list-item>
          <text:p text:style-name="P30">Tu objetivo empresarial (el motivo por el que pones el anuncio en circulación).</text:p>
        </text:list-item>
        <text:list-item>
          <text:p text:style-name="P32">Saber a qué tipo de personas quieres llegar.</text:p>
        </text:list-item>
        <text:list-item>
          <text:p text:style-name="P32">Un presupuesto diario o total para tu anuncio.</text:p>
        </text:list-item>
        <text:list-item>
          <text:p text:style-name="P32">Fotos o vídeos como pilar de tu anuncio.</text:p>
        </text:list-item>
      </text:list>
      <text:p text:style-name="P2"/>
      <text:list xml:id="list153215988695183" text:continue-list="list153215973844725" text:style-name="Outline">
        <text:list-item>
          <text:h text:style-name="P42" text:outline-level="1">Opciones de segmentación de Facebook</text:h>
        </text:list-item>
      </text:list>
      <text:list xml:id="list365740738" text:style-name="L2">
        <text:list-item>
          <text:p text:style-name="P31"><text:span text:style-name="T24">Lugar</text:span>: llega a personas en función de su país, provincia, ciudad de residencia o código postal.</text:p>
        </text:list-item>
        <text:list-item>
          <text:p text:style-name="P31"><text:span text:style-name="T24">Edad y sexo</text:span>: acota tu público en función de su edad y sexo.</text:p>
        </text:list-item>
        <text:list-item>
          <text:p text:style-name="P31"><text:span text:style-name="T24">Idioma</text:span>: dirige tus anuncios a idiomas específicos.</text:p>
        </text:list-item>
        <text:list-item>
          <text:p text:style-name="P31"><text:span text:style-name="T24">Intereses</text:span>: llega a personas en función de los intereses que hayan compartido, sus actividades, las páginas de Facebook que hayan indicado que les gustan y temas estrechamente relacionados.</text:p>
        </text:list-item>
        <text:list-item>
          <text:p text:style-name="P31"><text:span text:style-name="T24">Comportamientos</text:span>: llega a personas en función de su comportamiento o intención de compra, el uso que hacen de su dispositivo, etc.</text:p>
        </text:list-item>
        <text:list-item>
          <text:p text:style-name="P31"><text:span text:style-name="T24">Conexiones</text:span>: llega a personas que estén conectadas a la página de Facebook de tu empresa, tu aplicación o tu evento, o bien a sus amigos.</text:p>
        </text:list-item>
        <text:list-item>
          <text:p text:style-name="P31"><text:span text:style-name="T24">Público personalizado</text:span>: crea tu propio público utilizando tus píxeles, direcciones de correo electrónico, números de teléfono o identificadores de usuarios de tu aplicación.</text:p>
          <text:p text:style-name="P31"><text:soft-page-break/><text:span text:style-name="T24">Público similar</text:span>: llega a personas similares a tus públicos.</text:p>
        </text:list-item>
      </text:list>
      <text:p text:style-name="P2"/>
      <text:p text:style-name="P2"><text:span text:style-name="T5">En Facebook, también puedes utilizar lo que denominamos como "píxel de Facebook". El píxel de Facebook te permite controlar si una persona ha visto tu anuncio y ha realizado después una acción que te interesa, por ejemplo, una compra en tu sitio web.</text:span> </text:p>
      <text:p text:style-name="P2"/>
      <text:p text:style-name="P4">Partes que conforman un anuncio</text:p>
      <text:p text:style-name="P19">Los anuncios en internet suelen constar de las siguientes partes:</text:p>
      <text:list xml:id="list3674198866" text:style-name="L3">
        <text:list-item>
          <text:p text:style-name="P33"><text:span text:style-name="T24">Contenido</text:span>: imagen y texto del anuncio que comparten tu mensaje con tu público.</text:p>
        </text:list-item>
        <text:list-item>
          <text:p text:style-name="P33"><text:span text:style-name="T24">Segmentación</text:span>: público al que diriges tu anuncio.</text:p>
        </text:list-item>
        <text:list-item>
          <text:p text:style-name="P33"><text:span text:style-name="T24">Ubicación</text:span>: lugar donde se muestra el anuncio (por ejemplo, en resultados de búsqueda, en la sección de noticias de una red social, en algún lugar de la página de un sitio web, etc.).</text:p>
        </text:list-item>
        <text:list-item>
          <text:p text:style-name="P33"><text:span text:style-name="T24">Puja</text:span>: importe que estás dispuesto a pagar por que los clientes vean tu anuncio y hagan clic en él o realicen alguna otra acción. En Facebook, puedes utilizar la puja automática, esto es, tu puja se optimizará automáticamente para ayudarte a alcanzar tu objetivo. También puedes elegir una puja manual y fijar tu propia puja máxima.</text:p>
        </text:list-item>
        <text:list-item>
          <text:p text:style-name="P33"><text:span text:style-name="T24">Presupuesto</text:span>: importe que quieres gastarte en toda la campaña publicitaria.</text:p>
        </text:list-item>
        <text:list-item>
          <text:p text:style-name="P36"><text:span text:style-name="T24">Calendario</text:span>: período de tiempo que quieres que esté en circulación el anuncio.</text:p>
        </text:list-item>
      </text:list>
      <text:p text:style-name="P2"/>
      <text:p text:style-name="P3"><text:span text:style-name="T19">Remarketing o resegmentación</text:span><text:span text:style-name="T20">: técnica de marketing que permite a los anunciantes dirigirse a personas que ya han visitado un sitio web. Por ejemplo, si alguien ve un par de zapatos en un sitio web, es posible que se le muestre un anuncio de dichos zapatos en Facebook si el anunciante utiliza el remarketing.</text:span> </text:p>
      <text:p text:style-name="P3"/>
      <text:p text:style-name="P3"/>
      <text:p text:style-name="P5"><text:soft-page-break/>Términos que debes conocer al consultar los resultados del anuncio</text:p>
      <text:p text:style-name="P20">Una vez que tu anuncio se muestre en una plataforma publicitaria o en un sitio web, es posible que veas algunos de los términos siguientes cuando empiecen a aparecer los resultados de la campaña publicitaria:</text:p>
      <text:list xml:id="list964853102" text:style-name="L4">
        <text:list-item>
          <text:p text:style-name="P34"><text:span text:style-name="T24">Clics</text:span>: número de clics que reciben tus anuncios de personas que los han visto.</text:p>
        </text:list-item>
        <text:list-item>
          <text:p text:style-name="P34"><text:span text:style-name="T24">Porcentaje de clics </text:span>o <text:span text:style-name="T24">CTR</text:span>: número de clics que has recibido, dividido por el número de impresiones.</text:p>
        </text:list-item>
        <text:list-item>
          <text:p text:style-name="P34"><text:span text:style-name="T24">Impresiones</text:span>: las plataformas pueden medir las impresiones de manera diferente. En Facebook, las impresiones son el número de veces que tu anuncio ha aparecido en la pantalla de un usuario por primera vez.</text:p>
        </text:list-item>
        <text:list-item>
          <text:p text:style-name="P34"><text:span text:style-name="T24">Alcance</text:span>: el número de personas a las que se ha mostrado tu anuncio.</text:p>
        </text:list-item>
        <text:list-item>
          <text:p text:style-name="P34"><text:span text:style-name="T24">Frecuencia</text:span>: la frecuencia es la media de veces que se ha mostrado tu anuncio a una persona.</text:p>
        </text:list-item>
        <text:list-item>
          <text:p text:style-name="P34"><text:span text:style-name="T24">CPM (coste por 1000 impresiones)</text:span>: coste medio que has pagado por tener 1000 impresiones en tu anuncio.</text:p>
        </text:list-item>
        <text:list-item>
          <text:p text:style-name="P34"><text:span text:style-name="T24">CPC (coste por clic)</text:span>: importe medio que pagas cada vez que alguien hace clic en tu anuncio. Este número se calcula dividiendo la cantidad de dinero que has gastado en un anuncio entre el número de clics que este ha recibido.</text:p>
        </text:list-item>
        <text:list-item>
          <text:p text:style-name="P34"><text:span text:style-name="T24">Conversiones</text:span>: las conversiones son las acciones que realizan los clientes, como hacer una compra o añadir un artículo al carrito de un sitio web.</text:p>
        </text:list-item>
        <text:list-item>
          <text:p text:style-name="P37"><text:span text:style-name="T24">Atribución</text:span>: antes de que alguien compre un producto o servicio, es posible que vea varios elementos de marketing relacionados con dicho producto o servicio. Por ejemplo, puede escuchar una cuña en la radio, ver una valla publicitaria o ver un anuncio en internet. La atribución analiza las diferentes acciones de marketing y le otorga a cada una el mérito que le corresponde en función de lo que ha contribuido a que alguien realice la compra. Ten en <text:soft-page-break/>cuenta que las plataformas de marketing pueden tener diferentes modelos de atribución y diferentes formas de asignar el mérito.</text:p>
        </text:list-item>
      </text:list>
      <text:p text:style-name="P23"/>
      <text:p text:style-name="P22">Cómo saber si tus anuncios benefician a la empresa</text:p>
      <text:p text:style-name="P21"><text:span text:style-name="T6">Puede que te preguntes: "¿Cuántas de estas nuevas citas son resultado de mi anuncio?". En el caso de objetivos como el de conversiones en el sitio web, puedes utilizar el píxel de Facebook para comprobar cuántas de estas citas reservadas se han realizado después de que alguien hiciera clic en tu anuncio. El píxel de Facebook es un trozo de código que se añade a tu sitio web (como una imagen invisible de 1×1 píxeles). El píxel le permite a tu plataforma publicitaria saber cuándo alguien visita tu sitio o realiza una acción en él. Obtén información sobre cómo crear un</text:span><text:bookmark text:name="u_0_5f"/><text:span text:style-name="T6"> </text:span><text:a xlink:type="simple" xlink:href="https://www.facebook.com/business/help/651294705016616?helpref=faq_content" text:style-name="Internet_20_link" text:visited-style-name="Visited_20_Internet_20_Link"><text:span text:style-name="T14">píxel de Facebook</text:span></text:a><text:span text:style-name="T6">.</text:span></text:p>
      <text:p text:style-name="P23"/>
      <text:list xml:id="list153216662766989" text:continue-list="list153215988695183" text:style-name="Outline">
        <text:list-item>
          <text:list>
            <text:list-item>
              <text:h text:style-name="Heading_20_2" text:outline-level="2"><text:span text:style-name="T25">Píxel de Facebook</text:span><text:span text:style-name="T26">(</text:span><text:a xlink:type="simple" xlink:href="https://www.facebook.com/business/help/952192354843755?helpref=faq_content" text:style-name="Internet_20_link" text:visited-style-name="Visited_20_Internet_20_Link"><text:span text:style-name="T26">aquí</text:span></text:a><text:span text:style-name="T26">)</text:span></text:h>
            </text:list-item>
          </text:list>
        </text:list-item>
      </text:list>
      <text:p text:style-name="P12"><text:span text:style-name="T11">El píxel de Facebook es una herramienta de análisis con la que podrás medir la eficacia de tu publicidad.</text:span> </text:p>
      <text:p text:style-name="P5">Mejorar el rendimiento de los anuncios a lo largo del tiempo</text:p>
      <text:p text:style-name="P20">Al crear futuras campañas publicitarias, observa campañas de éxito anteriores y pregúntate:</text:p>
      <text:list xml:id="list4079433206" text:style-name="L5">
        <text:list-item>
          <text:p text:style-name="P35">¿Quién estaba en mi público?</text:p>
        </text:list-item>
        <text:list-item>
          <text:p text:style-name="P35">¿Cómo eran el texto y la imagen del anuncio?</text:p>
        </text:list-item>
        <text:list-item>
          <text:p text:style-name="P35">¿Durante cuánto tiempo estuvo en circulación la campaña?</text:p>
        </text:list-item>
        <text:list-item>
          <text:p text:style-name="P38">¿Cuánto gasté?</text:p>
        </text:list-item>
      </text:list>
      <text:p text:style-name="P20">Puedes crear campañas similares a las que han tenido éxito en el pasado o probar diferentes versiones de dichas campañas para saber qué hace que el anuncio funcione tan bien. Por ejemplo, prueba a poner en circulación anuncios con diferentes imágenes, títulos o públicos objetivo, para comparar los resultados.</text:p>
      <text:p text:style-name="P3"/>
      <text:p text:style-name="P25"/>
      <text:list xml:id="list153216948269727" text:continue-list="list153216662766989" text:style-name="Outline">
        <text:list-item>
          <text:list>
            <text:list-item>
              <text:h text:style-name="Heading_20_2" text:outline-level="2">El administrador de anuncios</text:h>
            </text:list-item>
            <text:list-item>
              <text:h text:style-name="Heading_20_2" text:outline-level="2"/>
            </text:list-item>
          </text:list>
        </text:list-item>
      </text:list>
      <text:p text:style-name="P14"><text:span text:style-name="T9">El</text:span><text:bookmark text:name="u_0_511"/><text:span text:style-name="T9"> </text:span><text:a xlink:type="simple" xlink:href="https://www.facebook.com/micro_site/url/?click_creative_path[0]=link&amp;click_from_context_menu=true&amp;country=CL&amp;destination=https%3A%2F%2Fwww.facebook.com%2Fbusiness%2Furl%2F%3Fhref%3D%252Fads%252Fmanage%252F%26cmsid%3D200000840044554%26creative%3Dlink%26creative_detail%3Dadvertiser-help-center%26create_type%26destination_cms_id%3D0%26orig_http_referrer%3Dhttps%253A%252F%252Fwww.facebook.com%252Fbusiness%252Fhelp%252F1029863103720320%26search_session_id&amp;event_type=click&amp;last_nav_impression_id=0N47WgxtNfaOxRxMI&amp;max_percent_page_viewed=41&amp;max_viewport_height_px=657&amp;max_viewport_width_px=1366&amp;orig_http_referrer=https%3A%2F%2Fwww.facebook.com%2Fbusiness%2Fhelp%2F1029863103720320&amp;orig_request_uri=https%3A%2F%2Fwww.facebook.com%2Fbusiness%2Fhelp%2F200000840044554&amp;primary_cmsid=200000840044554&amp;primary_content_locale=es_ES&amp;region=latam&amp;scrolled=true&amp;session_id=31HqScnIrQD3Hpmic&amp;site=fb4b&amp;extra_data[view_type]=initial_view&amp;extra_data[site_section]=help&amp;extra_data[placement]=%2Fbusiness%2Fhelp%2F200000840044554&amp;extra_data[creative_detail]=advertiser-help-center&amp;extra_data[destination_cms_id]=0" text:style-name="Internet_20_link" text:visited-style-name="Visited_20_Internet_20_Link"><text:span text:style-name="T17">administrador de anuncios</text:span></text:a><text:span text:style-name="T18"> </text:span><text:span text:style-name="T9">es una herramienta de Facebook con la que puedes crear y administrar tus anuncios de la plataforma.</text:span></text:p>
      <text:p text:style-name="P15"><text:span text:style-name="T9">(</text:span><text:a xlink:type="simple" xlink:href="https://www.facebook.com/business/help/898399293584952?helpref=faq_content" text:style-name="Internet_20_link" text:visited-style-name="Visited_20_Internet_20_Link">Aqui explican</text:a><text:span text:style-name="T9">)</text:span></text:p>
      <text:p text:style-name="P18">Escoger creación guiada</text:p>
      <text:p text:style-name="P18"/>
      <text:p text:style-name="P15"><text:span text:style-name="T22">Cuando configuras un presupuesto, no compras anuncios ni la capacidad de mostrarlos, sino que nos están indicando cuánto estás dispuesto a gastar en ellos. Si tu conjunto de anuncios puede competir constantemente en</text:span><text:bookmark text:name="u_0_4u"/><text:span text:style-name="T22"> </text:span><text:a xlink:type="simple" xlink:href="https://www.facebook.com/business/help/430291176997542?helpref=faq_content" text:style-name="Internet_20_link" text:visited-style-name="Visited_20_Internet_20_Link"><text:span text:style-name="T15">subastas de anuncios</text:span></text:a><text:span text:style-name="T22">, es probable que gastemos todo tu presupuesto. Por el contrario, si no puede, es posible que no lo hagamos. Es decir, tu presupuesto es distinto a tu importe gastado. No se te facturará el presupuesto que no utilices.</text:span></text:p>
      <text:list xml:id="list2985721289" text:style-name="L6">
        <text:list-item>
          <text:p text:style-name="P39"><text:span text:style-name="T21">Si no utilizas un</text:span><text:bookmark text:name="u_0_4v"/><text:span text:style-name="T21"> </text:span><text:a xlink:type="simple" xlink:href="https://www.facebook.com/business/help/153514848493595?helpref=faq_content" office:target-frame-name="blank" xlink:show="replace" text:style-name="Internet_20_link" text:visited-style-name="Visited_20_Internet_20_Link"><text:span text:style-name="T13">presupuesto de la campaña</text:span></text:a><text:span text:style-name="T21">, cada conjunto de anuncios tendrá el suyo propio. Tenlo en cuenta si tienes más de un conjunto de anuncios activo.</text:span></text:p>
        </text:list-item>
      </text:list>
      <text:p text:style-name="P18"/>
      <text:p text:style-name="P13"><text:span text:style-name="T8">Sugerencia: </text:span><text:span text:style-name="T7">si usas un límite de puja o un objetivo de coste para un conjunto de anuncios optimizado para conseguir conversiones, te recomendamos que el presupuesto que establezcas sea al menos cinco veces superior al límite de puja o el objetivo de coste. De este modo, podrás conseguir un mínimo de cinco conversiones al día. Obtén más información sobre la</text:span><text:bookmark text:name="u_0_512"/><text:span text:style-name="T7"> </text:span><text:a xlink:type="simple" xlink:href="https://www.facebook.com/business/help/1082085278508457?helpref=faq_content" text:style-name="Internet_20_link" text:visited-style-name="Visited_20_Internet_20_Link"><text:span text:style-name="T15">optimización para conseguir conversiones</text:span></text:a><text:span text:style-name="T7">.</text:span><text:span text:style-name="T9"> </text:span></text:p>
      <text:p text:style-name="P18"/>
      <text:list xml:id="list153217253347349" text:continue-list="list153216948269727" text:style-name="Outline">
        <text:list-item>
          <text:list>
            <text:list-item>
              <text:list>
                <text:list-item>
                  <text:h text:style-name="P45" text:outline-level="3">¿Cómo planeáis gastar mi presupuesto?</text:h>
                </text:list-item>
              </text:list>
            </text:list-item>
          </text:list>
        </text:list-item>
      </text:list>
      <text:p text:style-name="P17">El modo en el que gastamos tu presupuesto depende del tipo de entrega que elijas: estándar o acelerada.</text:p>
      <text:p text:style-name="P17"><text:span text:style-name="T24">Nota:</text:span>Solo puedes optar por la entrega acelerada si utilizas un límite de puja.</text:p>
      <text:list xml:id="list153216579970476" text:continue-numbering="true" text:style-name="Outline">
        <text:list-item>
          <text:list>
            <text:list-item>
              <text:list>
                <text:list-item>
                  <text:h text:style-name="P46" text:outline-level="3"><text:soft-page-break/>Entrega estándar</text:h>
                </text:list-item>
              </text:list>
            </text:list-item>
          </text:list>
        </text:list-item>
      </text:list>
      <text:p text:style-name="P14"><text:span text:style-name="T9">Si eliges este tipo de entrega, intentaremos gastar tu presupuesto de forma uniforme durante la campaña. Recomendamos esta opción, denominada</text:span><text:bookmark text:name="u_0_52"/><text:span text:style-name="T9"> </text:span><text:a xlink:type="simple" xlink:href="https://www.facebook.com/business/help/1754368491258883?helpref=faq_content" text:style-name="Internet_20_link" text:visited-style-name="Visited_20_Internet_20_Link"><text:span text:style-name="T16">frecuencia</text:span></text:a><text:span text:style-name="T9">, en la mayoría de los casos.</text:span></text:p>
      <text:list xml:id="list153216638900855" text:continue-numbering="true" text:style-name="Outline">
        <text:list-item>
          <text:list>
            <text:list-item>
              <text:list>
                <text:list-item>
                  <text:h text:style-name="P46" text:outline-level="3">Entrega acelerada</text:h>
                </text:list-item>
              </text:list>
            </text:list-item>
          </text:list>
        </text:list-item>
      </text:list>
      <text:p text:style-name="P17">Si te decantas por la entrega acelerada, gastaremos tu presupuesto lo más rápido posible.</text:p>
      <text:p text:style-name="P17"><text:span text:style-name="T24">Nota: </text:span>La entrega acelerada puede valer la pena si tu campaña es sumamente urgente, pero debe utilizarse con precaución. Los presupuestos totales pueden gastarse en menos de un día. En cambio, los diarios pueden gastarse en menos de una hora y no volverán a gastarse hasta el día siguiente.</text:p>
      <text:p text:style-name="P18"/>
      <table:table table:name="Tabla1" table:style-name="Tabla1">
        <table:table-column table:style-name="Tabla1.A"/>
        <table:table-column table:style-name="Tabla1.B"/>
        <table:table-row>
          <table:table-cell table:style-name="Tabla1.A1" office:value-type="string">
            <text:p text:style-name="P28">Descripción</text:p>
          </table:table-cell>
          <table:table-cell table:style-name="Tabla1.B1" office:value-type="string">
            <text:p text:style-name="P28">Link</text:p>
          </table:table-cell>
        </table:table-row>
        <table:table-row>
          <table:table-cell table:style-name="Tabla1.A2" office:value-type="string">
            <text:p text:style-name="P28">Como crear avisos</text:p>
          </table:table-cell>
          <table:table-cell table:style-name="Tabla1.B2" office:value-type="string">
            <text:p text:style-name="P26"><text:a xlink:type="simple" xlink:href="https://www.facebook.com/business/help/898399293584952?helpref=faq_content" text:style-name="Internet_20_link" text:visited-style-name="Visited_20_Internet_20_Link"><text:span text:style-name="T28">Como crear avisos</text:span></text:a></text:p>
            <text:p text:style-name="P16"><text:a xlink:type="simple" xlink:href="https://www.facebook.com/business/help/898399293584952?helpref=faq_content" text:style-name="Internet_20_link" text:visited-style-name="Visited_20_Internet_20_Link"><text:span text:style-name="T10">Administrador de anuncios</text:span></text:a></text:p>
          </table:table-cell>
        </table:table-row>
        <table:table-row>
          <table:table-cell table:style-name="Tabla1.A2" office:value-type="string">
            <text:p text:style-name="P28">pixel</text:p>
          </table:table-cell>
          <table:table-cell table:style-name="Tabla1.B2" office:value-type="string">
            <text:list xml:id="list153216737150188" text:continue-numbering="true" text:style-name="Outline">
              <text:list-item>
                <text:list>
                  <text:list-item>
                    <text:h text:style-name="P47" text:outline-level="2"><text:a xlink:type="simple" xlink:href="https://www.facebook.com/business/help/952192354843755?helpref=faq_content" text:style-name="Internet_20_link" text:visited-style-name="Visited_20_Internet_20_Link"><text:span text:style-name="T27">Pixel de face</text:span></text:a></text:h>
                  </text:list-item>
                </text:list>
              </text:list-item>
            </text:list>
            <text:p text:style-name="P8"><text:a xlink:type="simple" xlink:href="https://vilmanunez.com/guia-facebook-pixel/" text:style-name="Internet_20_link" text:visited-style-name="Visited_20_Internet_20_Link"><text:span text:style-name="T27">Guía práctica</text:span></text:a></text:p>
          </table:table-cell>
        </table:table-row>
      </table:table>
      <text:p text:style-name="P6"/>
      <text:p text:style-name="P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Open Sans Condensed" svg:font-family="'Open Sans Condensed', 'Open Sans', Calibri, calib, Helvetica, Arial, sans-serif"/>
    <style:font-face style:name="Lucida Sans1" svg:font-family="'Lucida Sans'" style:font-family-generic="swiss"/>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font-independent-line-spacing="false">
        <style:tab-stops/>
      </style:paragraph-properties>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Courier New" fo:font-family="'Courier New'"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loext:contextual-spacing="false" fo:text-align="center" style:justify-single-word="false" fo:keep-together="always" fo:keep-with-next="always"/>
      <style:text-properties fo:color="#2e74b5"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loext:contextual-spacing="false" fo:keep-together="always" fo:keep-with-next="always"/>
      <style:text-properties fo:color="#2e74b5"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loext:contextual-spacing="false" fo:keep-together="always" fo:keep-with-next="always"/>
      <style:text-properties fo:color="#1f4d78" fo:font-size="12pt" style:font-size-asian="12pt" style:font-size-complex="12pt"/>
    </style:style>
    <style:style style:name="Head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family="'Courier New'" style:font-family-generic="roman" style:font-pitch="variable" fo:font-size="16pt" style:font-size-asian="16pt" style:font-size-complex="16pt"/>
    </style:style>
    <style:style style:name="Título_20_2_20_Car" style:display-name="Título 2 Car" style:family="text" style:parent-style-name="Default_20_Paragraph_20_Font">
      <style:text-properties fo:color="#2e74b5" style:font-name="Courier New" fo:font-family="'Courier New'" style:font-family-generic="roman" style:font-pitch="variable" fo:font-size="13pt" style:font-size-asian="13pt" style:font-size-complex="13pt"/>
    </style:style>
    <style:style style:name="Título_20_3_20_Car" style:display-name="Título 3 Car" style:family="text" style:parent-style-name="Default_20_Paragraph_20_Font">
      <style:text-properties fo:color="#1f4d78" style:font-name="Courier New" fo:font-family="'Courier New'" style:font-family-generic="roman" style:font-pitch="variable" fo:font-size="12pt" style:font-size-asian="12pt" style:font-size-complex="12pt"/>
    </style:style>
    <style:style style:name="Encabezado_20_Car" style:display-name="Encabezado Car" style:family="text" style:parent-style-name="Default_20_Paragraph_20_Font">
      <style:text-properties style:font-name="Courier New" fo:font-family="'Courier New'" style:font-family-generic="roman" style:font-pitch="variable"/>
    </style:style>
    <style:style style:name="Pie_20_de_20_página_20_Car" style:display-name="Pie de página Car" style:family="text" style:parent-style-name="Default_20_Paragraph_20_Font">
      <style:text-properties style:font-name="Courier New" fo:font-family="'Courier New'" style:font-family-generic="roman" style:font-pitch="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Wingdings"/>
    </style:style>
    <style:style style:name="MT2" style:family="text">
      <style:text-properties fo:language="es" fo:country="ES"/>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1.251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Max82574971@gmail.com<text:span text:style-name="MT1"></text:span><text:tab/><text:tab/><text:span text:style-name="MT2">Página </text:span><text:page-number style:num-format="1" text:select-page="current">7</text:page-number><text:span text:style-name="MT2"><text:s/>de </text:span><text:page-count style:num-format="1">8</text:page-count></text:p>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5</meta:editing-cycles>
    <meta:creation-date>2018-11-09T23:17:32.454000000</meta:creation-date>
    <meta:editing-duration>P1DT5H44M16S</meta:editing-duration>
    <meta:generator>LibreOffice/6.1.3.2$Windows_X86_64 LibreOffice_project/86daf60bf00efa86ad547e59e09d6bb77c699acb</meta:generator>
    <dc:date>2018-12-13T15:32:15.135000000</dc:date>
    <meta:document-statistic meta:table-count="1" meta:image-count="0" meta:object-count="0" meta:page-count="8" meta:paragraph-count="81" meta:word-count="1452" meta:character-count="8634" meta:non-whitespace-character-count="728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